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7"/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.00221</text:p>
          </table:table-cell>
          <table:table-cell table:style-name="ce2" office:value-type="float" office:value="4.002" calcext:value-type="float">
            <text:p>4.002</text:p>
          </table:table-cell>
          <table:table-cell table:style-name="ce2" office:value-type="float" office:value="15.999" calcext:value-type="float">
            <text:p>15.999</text:p>
          </table:table-cell>
          <table:table-cell table:style-name="ce2" office:value-type="float" office:value="28.085" calcext:value-type="float">
            <text:p>28.085</text:p>
          </table:table-cell>
          <table:table-cell table:style-name="ce2" office:value-type="float" office:value="72.63" calcext:value-type="float">
            <text:p>72.63</text:p>
          </table:table-cell>
          <table:table-cell table:style-name="ce2" office:value-type="float" office:value="167.259" calcext:value-type="float">
            <text:p>167.259</text:p>
          </table:table-cell>
          <table:table-cell table:style-name="ce7" table:formula="of:=165*PI()/180" office:value-type="float" office:value="2.87979326579064" calcext:value-type="float">
            <text:p>2.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.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.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.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.9102</text:p>
          </table:table-cell>
          <table:table-cell/>
          <table:table-cell table:style-name="ce9" table:formula="of:=[.A4]*[.I4]" office:value-type="float" office:value="0.732761457844862" calcext:value-type="float">
            <text:p>0.7328</text:p>
          </table:table-cell>
          <table:table-cell table:style-name="ce10" table:formula="of:=[.A4]*[.J4]" office:value-type="float" office:value="1.13891519717356" calcext:value-type="float">
            <text:p>1.1389</text:p>
          </table:table-cell>
          <table:table-cell table:style-name="ce9" table:formula="of:=[.A4]*[.K4]" office:value-type="float" office:value="1.6118435070915" calcext:value-type="float">
            <text:p>1.6118</text:p>
          </table:table-cell>
          <table:table-cell table:style-name="ce9" table:formula="of:=[.A4]*[.L4]" office:value-type="float" office:value="1.82240315410027" calcext:value-type="float">
            <text:p>1.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table:number-columns-repeated="2"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table:formula="of:=(275.6+285.4)/2" office:value-type="float" office:value="280.5" calcext:value-type="float">
            <text:p>280.5</text:p>
          </table:table-cell>
          <table:table-cell table:style-name="ce2" table:formula="of:=(0.3129+0.3025)/2" office:value-type="float" office:value="0.3077" calcext:value-type="float">
            <text:p>0.3077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49+472)/2" office:value-type="float" office:value="460.5" calcext:value-type="float">
            <text:p>460.5</text:p>
          </table:table-cell>
          <table:table-cell table:style-name="ce2" table:formula="of:=(0.01657+0.004336)/2" office:value-type="float" office:value="0.010453" calcext:value-type="float">
            <text:p>0.010453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2" office:value-type="float" office:value="0.002282" calcext:value-type="float">
            <text:p>0.002282</text:p>
          </table:table-cell>
          <table:table-cell table:style-name="ce8" office:value-type="float" office:value="0.000003034" calcext:value-type="float">
            <text:p>3.03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table:formula="of:=(658+671.4)/2" office:value-type="float" office:value="664.7" calcext:value-type="float">
            <text:p>664.7</text:p>
          </table:table-cell>
          <table:table-cell table:style-name="ce2" table:formula="of:=(0.4204+0.4575)/2" office:value-type="float" office:value="0.43895" calcext:value-type="float">
            <text:p>0.43895</text:p>
          </table:table-cell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2" office:value-type="float" office:value="0.08818" calcext:value-type="float">
            <text:p>0.08818</text:p>
          </table:table-cell>
          <table:table-cell table:style-name="ce2" office:value-type="float" office:value="0.001397" calcext:value-type="float">
            <text:p>0.001397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5" table:formula="of:=(750.8+764.2)/2" office:value-type="float" office:value="757.5" calcext:value-type="float">
            <text:p>757.5</text:p>
          </table:table-cell>
          <table:table-cell table:style-name="ce2" table:formula="of:=(1.328+1.258)/2" office:value-type="float" office:value="1.293" calcext:value-type="float">
            <text:p>1.293</text:p>
          </table:table-cell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16"/>
        </table:table-row>
        <table:table-row table:style-name="ro1">
          <table:table-cell table:style-name="ce2" table:formula="of:=(275.6+285.4)/2" office:value-type="float" office:value="280.5" calcext:value-type="float">
            <text:p>280.5</text:p>
          </table:table-cell>
          <table:table-cell office:value-type="float" office:value="0.732761457844862" calcext:value-type="float">
            <text:p>0.7327614578</text:p>
          </table:table-cell>
          <table:table-cell table:style-name="ce2" table:formula="of:=(0.3129+0.3025)/2" office:value-type="float" office:value="0.3077" calcext:value-type="float">
            <text:p>0.3077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49+472)/2" office:value-type="float" office:value="460.5" calcext:value-type="float">
            <text:p>460.5</text:p>
          </table:table-cell>
          <table:table-cell office:value-type="float" office:value="1.13891519717356" calcext:value-type="float">
            <text:p>1.1389151972</text:p>
          </table:table-cell>
          <table:table-cell table:style-name="ce2" table:formula="of:=(0.01657+0.004336)/2" office:value-type="float" office:value="0.010453" calcext:value-type="float">
            <text:p>0.01045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658+671.4)/2" office:value-type="float" office:value="664.7" calcext:value-type="float">
            <text:p>664.7</text:p>
          </table:table-cell>
          <table:table-cell office:value-type="float" office:value="1.6118435070915" calcext:value-type="float">
            <text:p>1.6118435071</text:p>
          </table:table-cell>
          <table:table-cell table:style-name="ce2" table:formula="of:=(0.4204+0.4575)/2" office:value-type="float" office:value="0.43895" calcext:value-type="float">
            <text:p>0.43895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5" table:formula="of:=(750.8+764.2)/2" office:value-type="float" office:value="757.5" calcext:value-type="float">
            <text:p>757.5</text:p>
          </table:table-cell>
          <table:table-cell office:value-type="float" office:value="1.82240315410027" calcext:value-type="float">
            <text:p>1.8224031541</text:p>
          </table:table-cell>
          <table:table-cell table:style-name="ce2" table:formula="of:=(1.328+1.258)/2" office:value-type="float" office:value="1.293" calcext:value-type="float">
            <text:p>1.29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4" table:default-cell-style-name="ce2"/>
        <table:table-column table:style-name="co2" table:default-cell-style-name="ce2"/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Patamar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Erro Canal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Erro Energia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 table:formula="of:=(331.8+341)/2" office:value-type="float" office:value="336.4" calcext:value-type="float">
            <text:p>336.4</text:p>
          </table:table-cell>
          <table:table-cell table:formula="of:=(1.359+0.2049)/2" office:value-type="float" office:value="0.78195" calcext:value-type="float">
            <text:p>0.78195</text:p>
          </table:table-cell>
          <table:table-cell table:formula="of:=[Calib.$G$11]*[.B5]+[Calib.$G$12]" office:value-type="float" office:value="0.8558448" calcext:value-type="float">
            <text:p>0.8558448</text:p>
          </table:table-cell>
          <table:table-cell table:formula="of:=SQRT([Calib.$G$11]^2*[.C5]^2+[.B5]^2*[Calib.$H$11]^2+[Calib.$H$12]^2)" office:value-type="float" office:value="0.00248544338132088" calcext:value-type="float">
            <text:p>0.0024854434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 table:formula="of:=(394.6+408.4)/2" office:value-type="float" office:value="401.5" calcext:value-type="float">
            <text:p>401.5</text:p>
          </table:table-cell>
          <table:table-cell table:formula="of:=(0.2288+0.1264)/2" office:value-type="float" office:value="0.1776" calcext:value-type="float">
            <text:p>0.1776</text:p>
          </table:table-cell>
          <table:table-cell table:formula="of:=[Calib.$G$11]*[.B6]+[Calib.$G$12]" office:value-type="float" office:value="1.004403" calcext:value-type="float">
            <text:p>1.004403</text:p>
          </table:table-cell>
          <table:table-cell table:formula="of:=SQRT([Calib.$G$11]^2*[.C6]^2+[.B6]^2*[Calib.$H$11]^2+[Calib.$H$12]^2)" office:value-type="float" office:value="0.0018973021190636" calcext:value-type="float">
            <text:p>0.0018973021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2+0.0245)/2" office:value-type="float" office:value="0.01825" calcext:value-type="float">
            <text:p>0.01825</text:p>
          </table:table-cell>
          <table:table-cell table:formula="of:=[Calib.$G$11]*[.B7]+[Calib.$G$12]" office:value-type="float" office:value="1.2176559" calcext:value-type="float">
            <text:p>1.2176559</text:p>
          </table:table-cell>
          <table:table-cell table:formula="of:=SQRT([Calib.$G$11]^2*[.C7]^2+[.B7]^2*[Calib.$H$11]^2+[Calib.$H$12]^2)" office:value-type="float" office:value="0.00205143392475925" calcext:value-type="float">
            <text:p>0.0020514339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 table:formula="of:=(730.4+748.4)/2" office:value-type="float" office:value="739.4" calcext:value-type="float">
            <text:p>739.4</text:p>
          </table:table-cell>
          <table:table-cell table:formula="of:=(0.03348+0.08435)/2" office:value-type="float" office:value="0.058915" calcext:value-type="float">
            <text:p>0.058915</text:p>
          </table:table-cell>
          <table:table-cell table:formula="of:=[Calib.$G$11]*[.B8]+[Calib.$G$12]" office:value-type="float" office:value="1.7754908" calcext:value-type="float">
            <text:p>1.7754908</text:p>
          </table:table-cell>
          <table:table-cell table:formula="of:=SQRT([Calib.$G$11]^2*[.C8]^2+[.B8]^2*[Calib.$H$11]^2+[Calib.$H$12]^2)" office:value-type="float" office:value="0.00264617776389471" calcext:value-type="float">
            <text:p>0.0026461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23:41:05.3502055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10T00:10:14.809763664</dc:date>
    <meta:editing-duration>PT4H31M7S</meta:editing-duration>
    <meta:editing-cycles>15</meta:editing-cycles>
    <meta:generator>LibreOffice/4.2.8.2$Linux_X86_64 LibreOffice_project/420m0$Build-2</meta:generator>
    <meta:document-statistic meta:table-count="2" meta:cell-count="97" meta:object-count="0"/>
  </office:meta>
</office:document-meta>
</file>